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57b74" officeooo:paragraph-rsid="00057b74"/>
    </style:style>
    <style:style style:name="P2" style:family="paragraph" style:parent-style-name="Standard">
      <style:paragraph-properties fo:text-align="start" style:justify-single-word="false"/>
      <style:text-properties fo:language="pt" fo:country="BR" officeooo:rsid="00057b74" officeooo:paragraph-rsid="00057b74"/>
    </style:style>
    <style:style style:name="P3" style:family="paragraph" style:parent-style-name="Standard">
      <style:paragraph-properties fo:text-align="start" style:justify-single-word="false"/>
      <style:text-properties fo:language="pt" fo:country="BR" fo:font-style="italic" officeooo:rsid="00057b74" officeooo:paragraph-rsid="00057b74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language="pt" fo:country="BR" fo:font-style="italic" officeooo:rsid="00066bea" officeooo:paragraph-rsid="00066bea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081f6e" officeooo:paragraph-rsid="00081f6e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09da86" officeooo:paragraph-rsid="0009da86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language="pt" fo:country="BR" fo:font-style="italic" fo:font-weight="bold" officeooo:rsid="0009da86" officeooo:paragraph-rsid="0009da86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09da86" officeooo:paragraph-rsid="0009da86" fo:background-color="#ffffff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t" fo:country="BR" officeooo:rsid="00066bea" officeooo:paragraph-rsid="00066bea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rsid="0006ac0c" officeooo:paragraph-rsid="0006ac0c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rsid="0006d14b" officeooo:paragraph-rsid="0006d14b"/>
    </style:style>
    <style:style style:name="P12" style:family="paragraph" style:parent-style-name="Standard">
      <style:paragraph-properties fo:text-align="start" style:justify-single-word="false"/>
      <style:text-properties fo:language="pt" fo:country="BR" officeooo:rsid="00057b74" officeooo:paragraph-rsid="00057b74" fo:background-color="#ffff00"/>
    </style:style>
    <style:style style:name="P13" style:family="paragraph" style:parent-style-name="Standard">
      <style:paragraph-properties fo:text-align="start" style:justify-single-word="false"/>
      <style:text-properties fo:language="pt" fo:country="BR" officeooo:rsid="00081f6e" officeooo:paragraph-rsid="00081f6e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style="normal" fo:font-weight="bold" officeooo:rsid="0009da86" officeooo:paragraph-rsid="0009da86" style:font-style-asian="normal" style:font-weight-asian="bold" style:font-style-complex="normal" style:font-weight-complex="bold"/>
    </style:style>
    <style:style style:name="T1" style:family="text">
      <style:text-properties officeooo:rsid="0006d14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3</text:p>
      <text:p text:style-name="P1"/>
      <text:p text:style-name="P12">→ <text:span text:style-name="T1">Não esquecer de passar as anotações </text:span></text:p>
      <text:p text:style-name="P2"/>
      <text:p text:style-name="P2">História de missões.</text:p>
      <text:p text:style-name="P2"/>
      <text:p text:style-name="P3">2 Crônicas 9:1-12</text:p>
      <text:p text:style-name="P2">A cultura de Israel chamava a atenção dos povos.</text:p>
      <text:p text:style-name="P2"/>
      <text:p text:style-name="P4">Marcos 15:21</text:p>
      <text:p text:style-name="P9">Ele veio de longe. <text:span text:style-name="T1">Entregar sacrifício.</text:span></text:p>
      <text:p text:style-name="P9"/>
      <text:p text:style-name="P9">Quem chega perto dos templos normalmente trazem oferta<text:span text:style-name="T1">s</text:span></text:p>
      <text:p text:style-name="P9">Simão Cireneu. Roupa branca usada para aspersão de sangue do sacrifício.</text:p>
      <text:p text:style-name="P11">Foi aspergido com o sangue do cordeiro verdadeiro.</text:p>
      <text:p text:style-name="P9"/>
      <text:p text:style-name="P9"/>
      <text:p text:style-name="P10"/>
      <text:p text:style-name="P11">Deus escolheu fazer as coisas exatamente do jeito que as coisas aconteceram.</text:p>
      <text:p text:style-name="P11"/>
      <text:p text:style-name="P13"><text:span text:style-name="T3">Tópicos aleatórios</text:span>:</text:p>
      <text:p text:style-name="P11"><text:span text:style-name="T2">→ </text:span><text:span text:style-name="T5">What is happening in Israel right now?</text:span></text:p>
      <text:p text:style-name="P5">→ Mapeamento do bairro.</text:p>
      <text:p text:style-name="P5">→ <text:span text:style-name="T4">I can make an app for this… yes. Map stuff out</text:span></text:p>
      <text:p text:style-name="P5"><text:span text:style-name="T4"/></text:p>
      <text:p text:style-name="P5"/>
      <text:p text:style-name="P6">Movimento missionário do <text:span text:style-name="T9">primeiro século</text:span></text:p>
      <text:p text:style-name="P8"/>
      <text:list xml:id="list1682350672" text:style-name="L1">
        <text:list-item>
          <text:p text:style-name="P7"><text:span text:style-name="T6">Igreja missionária </text:span><text:span text:style-name="T7">PARA</text:span><text:span text:style-name="T6"> Roma→ Estratégicos e esforçados na mobilização</text:span></text:p>
        </text:list-item>
        <text:list-item>
          <text:p text:style-name="P7"><text:span text:style-name="T6">Igreja missionária </text:span><text:span text:style-name="T7">PARA</text:span><text:span text:style-name="T6"> Filipos → O amor em ação</text:span></text:p>
        </text:list-item>
        <text:list-item>
          <text:p text:style-name="P7"><text:span text:style-name="T6">Igreja missionária </text:span><text:span text:style-name="T7">PARA</text:span><text:span text:style-name="T6"> Éfeso → Agir pela graça</text:span></text:p>
        </text:list-item>
        <text:list-item>
          <text:p text:style-name="P7"><text:span text:style-name="T6">Igreja missionária </text:span><text:span text:style-name="T7">PARA</text:span><text:span text:style-name="T6"> Jerusalém → Vive e age pela Graça</text:span></text:p>
        </text:list-item>
        <text:list-item>
          <text:p text:style-name="P7"><text:span text:style-name="T6">Igreja missionária </text:span><text:span text:style-name="T7">PARA</text:span><text:span text:style-name="T6"> Galácia → Discerne e move-se pelo Espírito</text:span></text:p>
        </text:list-item>
      </text:list>
      <text:p text:style-name="P6"><text:span text:style-name="T6"/></text:p>
      <text:p text:style-name="P6"><text:span text:style-name="T6"/></text:p>
      <text:p text:style-name="P14">Livro legalzinho</text:p>
      <text:p text:style-name="P6"><text:span text:style-name="T6">O que é a igreja missional. (Livro de capa verde)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31T21:33:57.986000000</dc:date>
    <meta:editing-duration>PT10M33S</meta:editing-duration>
    <meta:editing-cycles>3</meta:editing-cycles>
    <meta:document-statistic meta:table-count="0" meta:image-count="0" meta:object-count="0" meta:page-count="1" meta:paragraph-count="23" meta:word-count="165" meta:character-count="967" meta:non-whitespace-character-count="829"/>
  </office:meta>
</office:document-meta>
</file>